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00cc33"/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.67cm" fo:min-width="7.9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9900" draw:textarea-horizontal-align="justify" draw:textarea-vertical-align="middle" draw:auto-grow-height="false" fo:min-height="0.67cm" fo:min-width="7.9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cc33" draw:textarea-horizontal-align="justify" draw:textarea-vertical-align="middle" draw:auto-grow-height="false" fo:min-height="0.67cm" fo:min-width="7.9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1" svg:width="8.018cm" svg:height="0.742cm" svg:x="0.148cm" svg:y="0.039cm"><text:p text:style-name="P1">Connexion résea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2" draw:text-style-name="P2" svg:width="8.018cm" svg:height="0.742cm" svg:x="0.148cm" svg:y="0.965cm"><text:p text:style-name="P1">Connexion BD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1" draw:style-name="gr1" draw:text-style-name="P1" svg:width="8.018cm" svg:height="0.742cm" svg:x="0.148cm" svg:y="1.917cm"><text:p text:style-name="P1">Si message XXX reçu alor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3" draw:text-style-name="P3" svg:width="8.018cm" svg:height="0.742cm" svg:x="1.842cm" svg:y="2.896cm"><text:p text:style-name="P1">Interpréter messag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1" draw:style-name="gr1" draw:text-style-name="P1" svg:width="8.018cm" svg:height="0.742cm" svg:x="1.842cm" svg:y="3.796cm"><text:p text:style-name="P1">Envoyer message demande d’informati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1" draw:style-name="gr1" draw:text-style-name="P1" svg:width="8.018cm" svg:height="0.742cm" svg:x="1.868cm" svg:y="4.748cm"><text:p text:style-name="P1">Recevoir informati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1" draw:style-name="gr3" draw:text-style-name="P3" svg:width="8.018cm" svg:height="0.742cm" svg:x="1.894cm" svg:y="5.701cm"><text:p text:style-name="P1">Interpréter informati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1" draw:style-name="gr2" draw:text-style-name="P2" svg:width="8.018cm" svg:height="0.742cm" svg:x="1.868cm" svg:y="6.653cm"><text:p text:style-name="P1">Requête BD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1" draw:style-name="gr3" draw:text-style-name="P3" svg:width="8.018cm" svg:height="0.742cm" svg:x="1.894cm" svg:y="7.553cm"><text:p text:style-name="P1">Interpréter résulta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1" draw:style-name="gr1" draw:text-style-name="P1" svg:width="8.018cm" svg:height="0.742cm" svg:x="1.894cm" svg:y="8.479cm"><text:p text:style-name="P1">Envoie resulta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e1" draw:style-name="gr1" draw:text-style-name="P1" svg:width="8.018cm" svg:height="0.742cm" svg:x="0.386cm" svg:y="9.484cm"><text:p text:style-name="P1">Si message YYY reçu alor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tab/><text:tab/>.</text:p>
      <text:p text:style-name="Standard"><text:tab/><text:tab/>.</text:p>
      <text:p text:style-name="Standard"><text:tab/><text:tab/>.</text:p>
      <text:p text:style-name="Standard"><draw:custom-shape text:anchor-type="paragraph" draw:z-index="11" draw:name="Forme1" draw:style-name="gr1" draw:text-style-name="P1" svg:width="8.018cm" svg:height="0.742cm" svg:x="0.148cm" svg:y="0.383cm"><text:p text:style-name="P1">Fermeture résea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e1" draw:style-name="gr2" draw:text-style-name="P2" svg:width="8.018cm" svg:height="0.742cm" svg:x="0.148cm" svg:y="1.309cm"><text:p text:style-name="P1">Fermeture BD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04:50.628526723</meta:creation-date>
    <dc:date>2017-11-21T14:34:05.967748261</dc:date>
    <meta:editing-duration>PT8M4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" meta:character-count="10" meta:non-whitespace-character-count="3"/>
  </office:meta>
</office:document-meta>
</file>